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b08a" officeooo:paragraph-rsid="001ab08a"/>
    </style:style>
    <style:style style:name="P2" style:family="paragraph" style:parent-style-name="Standard">
      <style:paragraph-properties fo:text-align="start" style:justify-single-word="false"/>
      <style:text-properties officeooo:rsid="001ab08a" officeooo:paragraph-rsid="001ab08a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ab08a" officeooo:paragraph-rsid="001ab08a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ab08a" officeooo:paragraph-rsid="001ab08a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b416c" officeooo:paragraph-rsid="001b416c"/>
    </style:style>
    <style:style style:name="P6" style:family="paragraph" style:parent-style-name="Standard">
      <style:paragraph-properties fo:text-align="start" style:justify-single-word="false"/>
      <style:text-properties officeooo:rsid="001b416c" officeooo:paragraph-rsid="001b416c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1b416c" officeooo:paragraph-rsid="001b416c"/>
    </style:style>
    <style:style style:name="P8" style:family="paragraph" style:parent-style-name="Standard" style:list-style-name="L3">
      <style:paragraph-properties fo:text-align="start" style:justify-single-word="false"/>
      <style:text-properties officeooo:rsid="001b416c" officeooo:paragraph-rsid="001b416c"/>
    </style:style>
    <style:style style:name="P9" style:family="paragraph" style:parent-style-name="Standard" style:list-style-name="L3">
      <style:paragraph-properties fo:text-align="start" style:justify-single-word="false"/>
      <style:text-properties officeooo:rsid="001b7bc8" officeooo:paragraph-rsid="001b7bc8"/>
    </style:style>
    <style:style style:name="P10" style:family="paragraph" style:parent-style-name="Standard">
      <style:paragraph-properties fo:text-align="start" style:justify-single-word="false"/>
      <style:text-properties officeooo:rsid="001b7bc8" officeooo:paragraph-rsid="001b7bc8"/>
    </style:style>
    <style:style style:name="T1" style:family="text">
      <style:text-properties officeooo:rsid="001b7bc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inuta 3</text:p>
      <text:p text:style-name="P4"/>
      <text:p text:style-name="P4">Reunión 3</text:p>
      <text:p text:style-name="P4"/>
      <text:p text:style-name="P4">Caracas 06/05/2020</text:p>
      <text:p text:style-name="P1"/>
      <text:p text:style-name="P1"/>
      <text:p text:style-name="P2">Participantes: Alejandro Sánchez, Miren Alexander.</text:p>
      <text:p text:style-name="P2"/>
      <text:p text:style-name="P2">Actividades:</text:p>
      <text:p text:style-name="P2"/>
      <text:list xml:id="list3719075900" text:style-name="L1">
        <text:list-item>
          <text:p text:style-name="P3">Se reviso el módulo de ausencias nativo de Odoo 13.</text:p>
          <text:list>
            <text:list-item>
              <text:p text:style-name="P3">Como crear una ausencia.</text:p>
            </text:list-item>
            <text:list-item>
              <text:p text:style-name="P3">Como crear asignaciones.</text:p>
            </text:list-item>
            <text:list-item>
              <text:p text:style-name="P5">Como se aprueban las ausencias.</text:p>
            </text:list-item>
          </text:list>
        </text:list-item>
      </text:list>
      <text:p text:style-name="P6"/>
      <text:p text:style-name="P6"><text:span text:style-name="T1">Observaciones en la Reunión</text:span>: </text:p>
      <text:p text:style-name="P6"/>
      <text:list xml:id="list1873910348" text:style-name="L3">
        <text:list-item>
          <text:p text:style-name="P8">Se realizaron sobre el módulo de recursos humanos las siguientes consideraciones:</text:p>
          <text:list>
            <text:list-item>
              <text:p text:style-name="P8">Se debe considerar que en muchos sitios las vacaciones no son anuales si no se basan en la fecha de ingreso y esto produce que cada uno de los empleados tenga una fecha valida para vacaciones diferente de otro.</text:p>
            </text:list-item>
            <text:list-item>
              <text:p text:style-name="P8">Otro punto a considerar debe ser cuando las vacaciones sean colectivas, o estas sean acumuladas por un empleado en periodos anteriores sin disfrute.</text:p>
            </text:list-item>
            <text:list-item>
              <text:p text:style-name="P9">Consideraciones sobre las fechas. Deben incluirse dentro del calendario las efemérides venezolanas ya que estas suman días a las vacaciones si se toman dentro de la fecha.</text:p>
            </text:list-item>
            <text:list-item>
              <text:p text:style-name="P9">Las vacaciones son consideradas dentro de los días hábiles.</text:p>
            </text:list-item>
            <text:list-item>
              <text:p text:style-name="P9">Dependiendo de la empresa se debe considerar que algunas dan días extras de vacaciones y la ley del trabajo además obliga a las empresas a darle al empleado un día adicional por año de servicio dentro de la empresa hasta sumar 15 días adicionales a los 15 días de vacaciones previstos en la ley.</text:p>
            </text:list-item>
          </text:list>
        </text:list-item>
      </text:list>
      <text:p text:style-name="P10"/>
      <text:p text:style-name="P10">Acuerdos:</text:p>
      <text:p text:style-name="P10"/>
      <text:list xml:id="list1669513494" text:style-name="L2">
        <text:list-item>
          <text:p text:style-name="P7">Se va a realizar una nueva reunión en los próximos días cuando la señora Miren confirme su disponibilidad. El tema de la <text:span text:style-name="T1">próxima</text:span> reunión ya va hacer revisar el módulo de nóminas nativo de Odo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11:12:41.296876827</meta:creation-date>
    <dc:date>2020-05-06T11:41:31.952457775</dc:date>
    <meta:editing-duration>PT6M49S</meta:editing-duration>
    <meta:editing-cycles>1</meta:editing-cycles>
    <meta:document-statistic meta:table-count="0" meta:image-count="0" meta:object-count="0" meta:page-count="1" meta:paragraph-count="18" meta:word-count="248" meta:character-count="1437" meta:non-whitespace-character-count="1217"/>
    <meta:generator>LibreOffice/6.0.7.3$Linux_X86_64 LibreOffice_project/00m0$Build-3</meta:generator>
  </office:meta>
</office:document-meta>
</file>